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158466" draw:marker-start-width="0.28cm" draw:marker-end-width="0.28cm" draw:fill="solid" draw:fill-color="#dde8cb" draw:textarea-horizontal-align="justify" draw:textarea-vertical-align="middle" draw:auto-grow-height="false" fo:min-height="2.239cm" fo:min-width="1.988cm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860d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svg:stroke-width="0.05cm" svg:stroke-color="#ff860d" draw:marker-start-width="0.28cm" draw:marker-end-width="0.28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Long_20_Dash"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Long_20_Dash" svg:stroke-width="0.05cm" svg:stroke-color="#ff860d" draw:marker-start-width="0.28cm" draw:marker-end-width="0.28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39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38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37cm" fo:padding-top="0cm" fo:padding-bottom="0cm" fo:padding-left="0cm" fo:padding-right="0cm"/>
      <style:paragraph-properties style:writing-mode="lr-tb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86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dde8cb"/>
      <style:paragraph-properties fo:text-align="center"/>
    </style:style>
    <style:style style:name="P2" style:family="paragraph">
      <loext:graphic-properties draw:fill="solid" draw:fill-color="#ff860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Arial" fo:font-size="10pt" fo:font-style="italic"/>
    </style:style>
    <style:style style:name="P5" style:family="paragraph">
      <loext:graphic-properties draw:fill="none" draw:fill-color="#ffffff"/>
      <style:paragraph-properties fo:text-align="start"/>
      <style:text-properties style:font-name="Arial" fo:font-size="10pt" fo:font-style="italic"/>
    </style:style>
    <style:style style:name="P6" style:family="paragraph">
      <style:paragraph-properties fo:text-align="end"/>
      <style:text-properties style:font-name="Arial" fo:font-size="10pt" fo:font-style="italic"/>
    </style:style>
    <style:style style:name="P7" style:family="paragraph">
      <style:paragraph-properties fo:text-align="center"/>
      <style:text-properties style:font-name="Arial" fo:font-size="10pt" fo:font-style="italic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0pt" fo:font-style="italic"/>
    </style:style>
    <style:style style:name="P9" style:family="paragraph">
      <style:paragraph-properties fo:text-align="center"/>
      <style:text-properties style:font-name="Arial" fo:font-size="10pt" fo:font-style="normal"/>
    </style:style>
    <style:style style:name="P10" style:family="paragraph">
      <loext:graphic-properties draw:fill="none" draw:fill-color="#ffffff"/>
      <style:paragraph-properties fo:text-align="center"/>
      <style:text-properties style:font-name="Arial" fo:font-size="10pt" fo:font-style="normal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style="italic"/>
    </style:style>
    <style:style style:name="T2" style:family="text">
      <style:text-properties style:font-name="Arial" fo:font-size="10pt" fo:font-style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588cm" svg:height="3.589cm" svg:x="10.062cm" svg:y="10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99cm" svg:height="0.299cm" svg:x="11.707cm" svg:y="12.2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98cm" svg:height="0.598cm" svg:x="6.922cm" svg:y="12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4" draw:text-style-name="P3" draw:layer="layout" svg:width="6.13cm" svg:height="4.934cm" draw:transform="skewX (-0.000349065850398794) rotate (-0.342608132166487) translate (8.166cm 8.115cm)" draw:kind="arc" draw:start-angle="302.47" draw:end-angle="32.9">
            <text:p/>
          </draw:ellipse>
          <draw:ellipse draw:style-name="gr5" draw:text-style-name="P3" draw:layer="layout" svg:width="9.12cm" svg:height="8.224cm" svg:x="4.186cm" svg:y="8.179cm" draw:kind="arc" draw:start-angle="17.18" draw:end-angle="52.23">
            <text:p/>
          </draw:ellipse>
          <draw:ellipse draw:style-name="gr6" draw:text-style-name="P3" draw:layer="layout" svg:width="9.12cm" svg:height="8.224cm" svg:x="4.186cm" svg:y="8.179cm" draw:kind="arc" draw:start-angle="356.17" draw:end-angle="17.6">
            <text:p/>
          </draw:ellipse>
          <draw:ellipse draw:style-name="gr7" draw:text-style-name="P3" draw:layer="layout" svg:width="6.13cm" svg:height="4.934cm" draw:transform="skewX (-0.000349065850398794) rotate (-0.342608132166487) translate (8.166cm 8.116cm)" draw:kind="arc" draw:start-angle="276.59" draw:end-angle="302.59">
            <text:p/>
          </draw:ellipse>
          <draw:ellipse draw:style-name="gr5" draw:text-style-name="P3" draw:layer="layout" svg:width="7.625cm" svg:height="3.611cm" draw:transform="rotate (0.0514872129338327) translate (6.559cm 10.618cm)" draw:kind="arc" draw:start-angle="136.39" draw:end-angle="277.93">
            <text:p/>
          </draw:ellipse>
          <draw:frame draw:style-name="gr8" draw:text-style-name="P5" draw:layer="layout" svg:width="0.5cm" svg:height="0.395cm" svg:x="7.634cm" svg:y="12.16cm">
            <draw:text-box>
              <text:p text:style-name="P4"><text:span text:style-name="T1">M</text:span></text:p>
            </draw:text-box>
          </draw:frame>
          <draw:frame draw:style-name="gr8" draw:text-style-name="P5" draw:layer="layout" svg:width="0.5cm" svg:height="0.395cm" svg:x="11.144cm" svg:y="12.161cm">
            <draw:text-box>
              <text:p text:style-name="P6"><text:span text:style-name="T1">m</text:span></text:p>
            </draw:text-box>
          </draw:frame>
          <draw:frame draw:style-name="gr9" draw:text-style-name="P8" draw:layer="layout" svg:width="1.356cm" svg:height="0.395cm" svg:x="11.144cm" svg:y="10.862cm">
            <draw:text-box>
              <text:p text:style-name="P7"><text:span text:style-name="T2">SOI(</text:span><text:span text:style-name="T1">m</text:span><text:span text:style-name="T2">)</text:span></text:p>
            </draw:text-box>
          </draw:frame>
          <draw:frame draw:style-name="gr10" draw:text-style-name="P10" draw:layer="layout" svg:width="2.5cm" svg:height="0.789cm" svg:x="9cm" svg:y="9.263cm">
            <draw:text-box>
              <text:p text:style-name="P9"><text:span text:style-name="T2">Patched conic trajectory</text:span></text:p>
            </draw:text-box>
          </draw:frame>
          <draw:line draw:style-name="gr11" draw:text-style-name="P11" draw:layer="layout" svg:x1="11.395cm" svg:y1="9.463cm" svg:x2="11.843cm" svg:y2="9.314cm">
            <text:p/>
          </draw:line>
          <draw:frame draw:style-name="gr12" draw:text-style-name="P8" draw:layer="layout" svg:width="3.232cm" svg:height="0.861cm" svg:x="7.797cm" svg:y="14.363cm">
            <draw:text-box>
              <text:p text:style-name="P7"><text:span text:style-name="T2">Transition with continuity condition</text:span></text:p>
            </draw:text-box>
          </draw:frame>
          <draw:line draw:style-name="gr11" draw:text-style-name="P11" draw:layer="layout" svg:x1="10.605cm" svg:y1="14.552cm" svg:x2="11.055cm" svg:y2="13.982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3T22:17:32.807000000</meta:creation-date>
    <dc:date>2022-06-13T22:53:52.841000000</dc:date>
    <meta:editing-duration>PT5M18S</meta:editing-duration>
    <meta:editing-cycles>3</meta:editing-cycles>
    <meta:generator>LibreOffice/7.2.6.2$Windows_X86_64 LibreOffice_project/b0ec3a565991f7569a5a7f5d24fed7f52653d754</meta:generator>
    <meta:document-statistic meta:object-count="16"/>
  </office:meta>
</office:document-meta>
</file>